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27]-[.B2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28]-[.B2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29]-[.B2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0]-[.B3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1]-[.B3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2]-[.B3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3]-[.B33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4]-[.B34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5]-[.B35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6]-[.B36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10:28:43.4939642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0:30:08.686367568</dc:date>
    <meta:editing-duration>PT23M17S</meta:editing-duration>
    <meta:editing-cycles>8</meta:editing-cycles>
    <meta:generator>LibreOffice/5.1.6.2$Linux_X86_64 LibreOffice_project/10m0$Build-2</meta:generator>
    <meta:document-statistic meta:table-count="1" meta:cell-count="193" meta:object-count="0"/>
  </office:meta>
</office:document-meta>
</file>